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8 5A</text:p>
      <text:p text:style-name="Standard"/>
      <text:p text:style-name="Standard">exo1</text:p>
      <text:p text:style-name="Standard">1- free meals.</text:p>
      <text:p text:style-name="Standard"/>
      <text:p text:style-name="Standard">exo2</text:p>
      <text:p text:style-name="Standard">1-headquarters e</text:p>
      <text:p text:style-name="Standard"/>
      <text:p text:style-name="Standard">2-a camper a</text:p>
      <text:p text:style-name="Standard"/>
      <text:p text:style-name="Standard">3-a mattress <text:s/>d</text:p>
      <text:p text:style-name="Standard"/>
      <text:p text:style-name="Standard">4-a parking lot b</text:p>
      <text:p text:style-name="Standard"/>
      <text:p text:style-name="Standard">5-a van c</text:p>
      <text:p text:style-name="Standard"/>
      <text:p text:style-name="Standard">exo3</text:p>
      <text:p text:style-name="Standard">1-gym, a hairdresser, doctor, free meals, laundry...</text:p>
      <text:p text:style-name="Standard">2- 2-3 years</text:p>
      <text:p text:style-name="Standard">3- Buy a House</text:p>
      <text:p text:style-name="Standard">4- Google's security parking lot</text:p>
      <text:p text:style-name="Standard">5- three months</text:p>
      <text:p text:style-name="Standard">6- 13 months</text:p>
      <text:p text:style-name="Standard">7- they decided that i was just an eccentric google employee, and they never came again.</text:p>
      <text:p text:style-name="Standard"/>
      <text:p text:style-name="Standard">Exo4</text:p>
      <text:p text:style-name="Standard">1- perks</text:p>
      <text:p text:style-name="Standard">2-temporarily</text:p>
      <text:p text:style-name="Standard">3-posted</text:p>
      <text:p text:style-name="Standard">4-employees</text:p>
      <text:p text:style-name="Standard">5-eccentric</text:p>
      <text:p text:style-name="Standard">6-unclear</text:p>
      <text:p text:style-name="Standard">7-anonymou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lass 9</text:p>
      <text:p text:style-name="Standard">cheap </text:p>
      <text:p text:style-name="Standard">roof</text:p>
      <text:p text:style-name="Standard">electric</text:p>
      <text:p text:style-name="Standard">caught</text:p>
      <text:p text:style-name="Standard">store</text:p>
      <text:p text:style-name="Standard">fitness</text:p>
      <text:p text:style-name="Standard">cameras</text:p>
      <text:p text:style-name="Standard">clicks</text:p>
      <text:p text:style-name="Standard"/>
      <text:p text:style-name="Standard">1. <text:s/>Luke Jing only buys necessary equipment. R/W </text:p>
      <text:p text:style-name="Standard"/>
      <text:p text:style-name="Standard">Wrong</text:p>
      <text:p text:style-name="Standard">Some items he doesn't need</text:p>
      <text:p text:style-name="Standard"/>
      <text:p text:style-name="Standard">2. <text:s/>When he is disappointed with his purchases, he still keeps them. R/W </text:p>
      <text:p text:style-name="Standard"/>
      <text:p text:style-name="Standard">Right </text:p>
      <text:p text:style-name="Standard">Beceause he lazy</text:p>
      <text:p text:style-name="Standard"/>
      <text:p text:style-name="Standard">3. <text:s/>On November 11th, Amazon organizes a show watched by lots of Chinese. R/W </text:p>
      <text:p text:style-name="Standard"/>
      <text:p text:style-name="Standard">wrong </text:p>
      <text:p text:style-name="Standard">alibaba</text:p>
      <text:p text:style-name="Standard"/>
      <text:p text:style-name="Standard">4. <text:s/>The US is ahead of China as regards online business. R/W </text:p>
      <text:p text:style-name="Standard"/>
      <text:p text:style-name="Standard">wrong</text:p>
      <text:p text:style-name="Standard">china his now better than usa</text:p>
      <text:p text:style-name="Standard"/>
      <text:p text:style-name="Standard">5. <text:s/>Drones deliver parcels to everywhere in mainland China. R/W </text:p>
      <text:p text:style-name="Standard"/>
      <text:p text:style-name="Standard">False </text:p>
      <text:p text:style-name="Standard">only china's islands</text:p>
      <text:p text:style-name="Standard"/>
      <text:p text:style-name="Standard">6. <text:s text:c="2"/>Due to the economic downturn, online shopping will slow down this year. R/W </text:p>
      <text:p text:style-name="Standard"/>
      <text:p text:style-name="Standard">wrong </text:p>
      <text:p text:style-name="Standard">more faster</text:p>
      <text:p text:style-name="Standard"/>
      <text:p text:style-name="Standard">7. <text:s/>Luke Jing is concerned his shopping habits are not exactly eco-friendly. R/W</text:p>
      <text:p text:style-name="Standard"/>
      <text:p text:style-name="Standard">wrong</text:p>
      <text:p text:style-name="Standard"/>
      <text:p text:style-name="Standard">20% discount</text:p>
      <text:p text:style-name="Standard">18 billion dollars</text:p>
      <text:p text:style-name="Standard">650 million orders</text:p>
      <text:p text:style-name="Standard">258 thousand <text:s/>tonnes of CO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eva lesaffre</meta:initial-creator>
    <meta:creation-date>2021-04-15T10:03:33.53</meta:creation-date>
    <dc:date>2021-04-15T17:48:39.95</dc:date>
    <dc:creator>maeva lesaffre</dc:creator>
    <meta:editing-duration>PT11M21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2" meta:paragraph-count="58" meta:word-count="208" meta:character-count="1170"/>
  </office:meta>
</office:document-meta>
</file>